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20pt" fo:text-shadow="1pt 1pt" style:font-size-asian="20pt" style:font-size-complex="20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843cm" svg:y="1.016cm">
          <draw:text-box>
            <text:p text:style-name="P1"><text:span text:style-name="T1">Hymn #687</text:span></text:p>
            <text:p text:style-name="P1"><text:span text:style-name="T2">“</text:span><text:span text:style-name="T2">Thine Forever, God of L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1.016cm">
          <draw:text-box>
            <text:p text:style-name="P1"><text:span text:style-name="T3">1.</text:span><text:span text:style-name="T4"> Thine forever, God of love!</text:span></text:p>
            <text:p text:style-name="P1"><text:span text:style-name="T4">Hear us from Thy throne above;</text:span></text:p>
            <text:p text:style-name="P1"><text:span text:style-name="T4">Thine forever may we be</text:span></text:p>
            <text:p text:style-name="P1"><text:span text:style-name="T4">Here and in eter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7.011cm" svg:x="1.778cm" svg:y="0.849cm">
          <draw:text-box>
            <text:p text:style-name="P1"><text:span text:style-name="T3">2.</text:span><text:span text:style-name="T4"> Thine forever! Oh, how blest</text:span></text:p>
            <text:p text:style-name="P1"><text:span text:style-name="T4">They who find in Thee their rest!</text:span></text:p>
            <text:p text:style-name="P1"><text:span text:style-name="T4">Savior, guardian, heav’nly friend,</text:span></text:p>
            <text:p text:style-name="P1"><text:span text:style-name="T4">O defend us to the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384cm" svg:height="7.011cm" svg:x="2.032cm" svg:y="0.595cm">
          <draw:text-box>
            <text:p text:style-name="P1"><text:span text:style-name="T3">3.</text:span><text:span text:style-name="T4"> Thine forever, Lord of Life!</text:span></text:p>
            <text:p text:style-name="P1"><text:span text:style-name="T4">Shield us through our earthly strife.</text:span></text:p>
            <text:p text:style-name="P1"><text:span text:style-name="T4">Thou, the life, the truth, the way,</text:span></text:p>
            <text:p text:style-name="P1"><text:span text:style-name="T4">Guide us to the realms of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4.</text:span><text:span text:style-name="T4"> Thine forever! Shepherd, keep</text:span></text:p>
            <text:p text:style-name="P1"><text:span text:style-name="T4">These Thy frail and trembling sheep;</text:span></text:p>
            <text:p text:style-name="P1"><text:span text:style-name="T4">Safe alone beneath Thy care,</text:span></text:p>
            <text:p text:style-name="P1"><text:span text:style-name="T4">Let us all Thy goodness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4.384cm" svg:height="10.668cm" svg:x="1.755cm" svg:y="1.016cm">
          <draw:text-box>
            <text:p text:style-name="P1"><text:span text:style-name="T3">5.</text:span><text:span text:style-name="T4"> Thine forever! Thou our guide,</text:span></text:p>
            <text:p text:style-name="P1"><text:span text:style-name="T4">All our wants by Thee supplied,</text:span></text:p>
            <text:p text:style-name="P1"><text:span text:style-name="T4">All our sins by Thee forgiv’n;</text:span></text:p>
            <text:p text:style-name="P1"><text:span text:style-name="T4">Lead us, Lord, from earth to heav’n.</text:span></text:p>
            <text:p><text:span text:style-name="T4"/></text:p>
            <text:p><text:span text:style-name="T5"/></text:p>
            <text:p><text:span text:style-name="T5"><text:s text:c="5"/></text:span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1:13:28.838000000</meta:creation-date>
    <dc:date>2018-05-11T16:30:31.935000000</dc:date>
    <meta:editing-duration>PT21M24S</meta:editing-duration>
    <meta:editing-cycles>11</meta:editing-cycles>
    <meta:generator>LibreOffice/6.0.1.1$Windows_X86_64 LibreOffice_project/60bfb1526849283ce2491346ed2aa51c465abfe6</meta:generator>
    <meta:document-statistic meta:object-count="39"/>
  </office:meta>
</office:document-meta>
</file>